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2d0" draw:textarea-horizontal-align="justify" draw:textarea-vertical-align="top" draw:auto-grow-height="false" fo:min-height="9.101cm" fo:min-width="5.803cm"/>
    </style:style>
    <style:style style:name="gr2" style:family="graphic" style:parent-style-name="standard">
      <style:graphic-properties draw:fill-color="#94b1d0" draw:textarea-horizontal-align="justify" draw:textarea-vertical-align="top" draw:auto-grow-height="false" fo:min-height="1.699cm" fo:min-width="4.243cm"/>
    </style:style>
    <style:style style:name="gr3" style:family="graphic" style:parent-style-name="standard">
      <style:graphic-properties draw:textarea-horizontal-align="justify" draw:textarea-vertical-align="top" draw:auto-grow-height="false" fo:min-height="3.761cm" fo:min-width="4.781cm"/>
    </style:style>
    <style:style style:name="gr4" style:family="graphic" style:parent-style-name="standard">
      <style:graphic-properties svg:stroke-color="#4d73a5" draw:fill-color="#94b1d0" draw:textarea-horizontal-align="justify" draw:textarea-vertical-align="top" draw:auto-grow-height="false" fo:min-height="1.699cm" fo:min-width="4.243cm"/>
    </style:style>
    <style:style style:name="gr5" style:family="graphic" style:parent-style-name="standard">
      <style:graphic-properties draw:textarea-horizontal-align="justify" draw:textarea-vertical-align="top" draw:auto-grow-height="false" fo:min-height="2.96cm" fo:min-width="4.86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b4c2d0"/>
      <style:paragraph-properties fo:text-align="center"/>
    </style:style>
    <style:style style:name="P3" style:family="paragraph">
      <loext:graphic-properties draw:fill-color="#94b1d0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85cm" svg:height="10.033cm" svg:x="2.524cm" svg:y="3.54cm">
          <text:p text:style-name="P1">Nod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985cm" svg:height="10.033cm" svg:x="11.668cm" svg:y="3.54cm">
          <text:p text:style-name="P1">Node 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4.953cm" svg:height="2.159cm" svg:x="3.54cm" svg:y="10.525cm">
          <text:p text:style-name="P1">Logger Client </text:p>
          <text:p text:style-name="P1">Local Port 343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" draw:id="id1" draw:layer="layout" svg:width="5.715cm" svg:height="4.445cm" svg:x="3.159cm" svg:y="5.191cm">
          <text:p text:style-name="P1">Server Proc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4" draw:id="id4" draw:layer="layout" svg:width="4.953cm" svg:height="2.159cm" svg:x="3.54cm" svg:y="6.715cm">
          <text:p text:style-name="P1">Logger Server</text:p>
          <text:p text:style-name="P1">Socket Port 343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2" draw:id="id2" draw:layer="layout" svg:width="5.715cm" svg:height="3.556cm" svg:x="12.303cm" svg:y="7.777cm">
          <text:p text:style-name="P1"/>
          <text:p text:style-name="P1">Client Proce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4" draw:layer="layout" draw:type="curve" svg:x1="8.874cm" svg:y1="7.413cm" svg:x2="15.16cm" svg:y2="7.777cm" draw:start-shape="id1" draw:start-glue-point="1" draw:end-shape="id2" draw:end-glue-point="0" svg:d="M8874 7413c2571 0 2142-68 3071-165s3215-222 3215 529" svg:viewBox="0 0 6287 603">
          <text:p/>
        </draw:connector>
        <draw:connector draw:style-name="gr6" draw:text-style-name="P4" draw:layer="layout" draw:type="curve" svg:x1="15.16cm" svg:y1="11.333cm" svg:x2="8.493cm" svg:y2="11.604cm" draw:start-shape="id2" draw:start-glue-point="2" draw:end-shape="id3" draw:end-glue-point="1" svg:d="M15160 11333c0 753-2381 627-3334 507s-476-236-3333-236" svg:viewBox="0 0 6668 599">
          <text:p/>
        </draw:connector>
        <draw:connector draw:style-name="gr6" draw:text-style-name="P4" draw:layer="layout" draw:type="curve" svg:x1="6.016cm" svg:y1="10.525cm" svg:x2="6.016cm" svg:y2="8.874cm" draw:start-shape="id3" draw:start-glue-point="0" draw:end-shape="id4" draw:end-glue-point="2" svg:d="M6016 10525v-1651" svg:viewBox="0 0 1 16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22:50:43.139311000</meta:creation-date>
    <dc:date>2017-09-29T23:09:31.609972000</dc:date>
    <meta:editing-duration>PT12H32M35S</meta:editing-duration>
    <meta:editing-cycles>3</meta:editing-cycles>
    <meta:generator>LibreOffice/5.4.1.2$MacOSX_X86_64 LibreOffice_project/ea7cb86e6eeb2bf3a5af73a8f7777ac570321527</meta:generator>
    <meta:document-statistic meta:object-count="9"/>
  </office:meta>
</office:document-meta>
</file>